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14000000130D81C398DFB986C5.png" manifest:media-type="image/png"/>
  <manifest:file-entry manifest:full-path="Pictures/1000020000000010000000135641CC94C834914D.png" manifest:media-type="image/png"/>
  <manifest:file-entry manifest:full-path="Pictures/20000016000001B2000001FE3F4C4030048C3A7C.svm" manifest:media-type="image/x-svm"/>
  <manifest:file-entry manifest:full-path="Pictures/2000001600000205000001FD9A02B929BFB4F5A8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paragraph-rsid="0044e06c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paragraph-rsid="0061f7c9"/>
    </style:style>
    <style:style style:name="P4" style:family="paragraph" style:parent-style-name="Standard">
      <style:text-properties fo:language="fr" fo:country="FR" fo:font-style="normal" officeooo:rsid="00212c5b" style:font-style-asian="normal" style:font-style-complex="normal"/>
    </style:style>
    <style:style style:name="P5" style:family="paragraph" style:parent-style-name="Standard">
      <style:text-properties fo:language="fr" fo:country="FR" fo:font-style="normal" officeooo:rsid="00212c5b" officeooo:paragraph-rsid="00212c5b" style:font-style-asian="normal" style:font-style-complex="normal"/>
    </style:style>
    <style:style style:name="P6" style:family="paragraph" style:parent-style-name="Standard">
      <style:text-properties fo:language="fr" fo:country="FR" fo:font-style="normal" officeooo:paragraph-rsid="00212c5b" style:font-style-asian="normal" style:font-style-complex="normal"/>
    </style:style>
    <style:style style:name="P7" style:family="paragraph" style:parent-style-name="Standard">
      <style:text-properties fo:language="fr" fo:country="FR" fo:font-style="normal" officeooo:rsid="0065597d" officeooo:paragraph-rsid="0065597d" style:font-style-asian="normal" style:font-style-complex="normal"/>
    </style:style>
    <style:style style:name="P8" style:family="paragraph" style:parent-style-name="Standard">
      <style:text-properties fo:language="fr" fo:country="FR" fo:font-style="normal" officeooo:rsid="0065597d" officeooo:paragraph-rsid="0066215b" style:font-style-asian="normal" style:font-style-complex="normal"/>
    </style:style>
    <style:style style:name="P9" style:family="paragraph" style:parent-style-name="Standard">
      <style:text-properties fo:language="fr" fo:country="FR" fo:font-style="normal" officeooo:rsid="007bda18" officeooo:paragraph-rsid="007bda18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61f7c9"/>
    </style:style>
    <style:style style:name="P11" style:family="paragraph" style:parent-style-name="Standard">
      <style:text-properties officeooo:rsid="005a38fb" officeooo:paragraph-rsid="005a38fb"/>
    </style:style>
    <style:style style:name="P12" style:family="paragraph" style:parent-style-name="Standard">
      <style:text-properties officeooo:rsid="005a38fb" officeooo:paragraph-rsid="0061f7c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rsid="0068f664" officeooo:paragraph-rsid="0068f664"/>
    </style:style>
    <style:style style:name="P15" style:family="paragraph" style:parent-style-name="Standard">
      <style:text-properties officeooo:rsid="006b98ec" officeooo:paragraph-rsid="006b98ec"/>
    </style:style>
    <style:style style:name="P16" style:family="paragraph" style:parent-style-name="Exos" style:list-style-name="Exos"/>
    <style:style style:name="P17" style:family="paragraph" style:parent-style-name="Exos">
      <style:text-properties fo:language="fr" fo:country="FR"/>
    </style:style>
    <style:style style:name="P18" style:family="paragraph" style:parent-style-name="Exos" style:list-style-name="Exos">
      <style:text-properties fo:language="fr" fo:country="FR" officeooo:paragraph-rsid="00212c5b"/>
    </style:style>
    <style:style style:name="P19" style:family="paragraph" style:parent-style-name="Exos">
      <style:text-properties officeooo:rsid="005a38fb" officeooo:paragraph-rsid="005a38fb"/>
    </style:style>
    <style:style style:name="P20" style:family="paragraph" style:parent-style-name="Exos">
      <style:text-properties officeooo:paragraph-rsid="006b7109"/>
    </style:style>
    <style:style style:name="P21" style:family="paragraph" style:parent-style-name="Exos" style:list-style-name="">
      <style:text-properties officeooo:paragraph-rsid="006b7109"/>
    </style:style>
    <style:style style:name="P22" style:family="paragraph" style:parent-style-name="Exos">
      <style:text-properties officeooo:paragraph-rsid="008b55f9"/>
    </style:style>
    <style:style style:name="P23" style:family="paragraph" style:parent-style-name="Exos" style:list-style-name="Exos">
      <style:paragraph-properties fo:margin-top="0cm" fo:margin-bottom="0.199cm" loext:contextual-spacing="false"/>
      <style:text-properties officeooo:paragraph-rsid="00212c5b"/>
    </style:style>
    <style:style style:name="P24" style:family="paragraph" style:parent-style-name="Exos" style:list-style-name="Exos">
      <style:paragraph-properties fo:margin-top="0cm" fo:margin-bottom="0.199cm" loext:contextual-spacing="false"/>
      <style:text-properties officeooo:paragraph-rsid="0061f7c9"/>
    </style:style>
    <style:style style:name="P25" style:family="paragraph" style:parent-style-name="Standard" style:list-style-name="Exos">
      <style:text-properties officeooo:paragraph-rsid="00802db2"/>
    </style:style>
    <style:style style:name="P26" style:family="paragraph" style:parent-style-name="Standard" style:list-style-name="Exos">
      <style:text-properties officeooo:paragraph-rsid="007db411"/>
    </style:style>
    <style:style style:name="P27" style:family="paragraph" style:parent-style-name="Standard" style:list-style-name="Exos">
      <style:text-properties fo:language="fr" fo:country="FR" fo:font-style="normal" officeooo:rsid="002c6b8f" officeooo:paragraph-rsid="00457f86" style:font-style-asian="normal" style:font-style-complex="normal"/>
    </style:style>
    <style:style style:name="P28" style:family="paragraph" style:parent-style-name="Standard" style:list-style-name="Exos">
      <style:text-properties fo:language="fr" fo:country="FR" fo:font-style="normal" officeooo:rsid="002c6b8f" officeooo:paragraph-rsid="002c6b8f" style:font-style-asian="normal" style:font-style-complex="normal"/>
    </style:style>
    <style:style style:name="P29" style:family="paragraph" style:parent-style-name="Standard" style:list-style-name="Exos">
      <style:text-properties fo:language="fr" fo:country="FR" fo:font-style="normal" officeooo:rsid="00212c5b" officeooo:paragraph-rsid="00212c5b" style:font-style-asian="normal" style:font-style-complex="normal"/>
    </style:style>
    <style:style style:name="P30" style:family="paragraph" style:parent-style-name="Standard" style:list-style-name="Exos">
      <style:text-properties fo:language="fr" fo:country="FR" fo:font-style="normal" officeooo:paragraph-rsid="00212c5b" style:font-style-asian="normal" style:font-style-complex="normal"/>
    </style:style>
    <style:style style:name="P31" style:family="paragraph" style:parent-style-name="Standard" style:list-style-name="Exos">
      <style:text-properties fo:language="fr" fo:country="FR" fo:font-style="normal" officeooo:rsid="007bda18" officeooo:paragraph-rsid="007bda18" style:font-style-asian="normal" style:font-style-complex="normal"/>
    </style:style>
    <style:style style:name="P32" style:family="paragraph" style:parent-style-name="Standard" style:list-style-name="Exos">
      <style:text-properties fo:language="fr" fo:country="FR" fo:font-style="normal" officeooo:rsid="0065597d" officeooo:paragraph-rsid="0065597d" style:font-style-asian="normal" style:font-style-complex="normal"/>
    </style:style>
    <style:style style:name="P33" style:family="paragraph" style:parent-style-name="Standard" style:list-style-name="Exos">
      <style:text-properties fo:language="fr" fo:country="FR" fo:font-style="normal" officeooo:rsid="0065597d" officeooo:paragraph-rsid="0066215b" style:font-style-asian="normal" style:font-style-complex="normal"/>
    </style:style>
    <style:style style:name="P34" style:family="paragraph" style:parent-style-name="Standard">
      <style:text-properties officeooo:rsid="0068f664"/>
    </style:style>
    <style:style style:name="P35" style:family="paragraph" style:parent-style-name="Standard" style:list-style-name="Exos">
      <style:text-properties officeooo:rsid="0068f664" officeooo:paragraph-rsid="0068f664"/>
    </style:style>
    <style:style style:name="P36" style:family="paragraph" style:parent-style-name="Standard">
      <style:text-properties officeooo:rsid="0068f664" officeooo:paragraph-rsid="008b55f9"/>
    </style:style>
    <style:style style:name="P37" style:family="paragraph" style:parent-style-name="Standard" style:list-style-name="Exos">
      <style:text-properties officeooo:rsid="00691c3b" officeooo:paragraph-rsid="00691c3b"/>
    </style:style>
    <style:style style:name="P38" style:family="paragraph" style:parent-style-name="Standard" style:list-style-name="Exos">
      <style:text-properties officeooo:rsid="006b98ec" officeooo:paragraph-rsid="006b98ec"/>
    </style:style>
    <style:style style:name="P39" style:family="paragraph" style:parent-style-name="Standard">
      <style:text-properties officeooo:paragraph-rsid="008b55f9"/>
    </style:style>
    <style:style style:name="P40" style:family="paragraph" style:parent-style-name="Standard" style:list-style-name="Exos" style:master-page-name="">
      <loext:graphic-properties draw:fill="none"/>
      <style:paragraph-properties fo:margin-left="0.4cm" fo:margin-right="0cm" fo:orphans="2" fo:widows="2" fo:text-indent="-0.4cm" style:auto-text-indent="false" style:page-number="auto" fo:background-color="transparent" style:shadow="none" style:writing-mode="lr-tb">
        <style:tab-stops>
          <style:tab-stop style:position="0.4cm"/>
        </style:tab-stops>
      </style:paragraph-properties>
      <style:text-properties officeooo:rsid="0068f664" officeooo:paragraph-rsid="0068f664"/>
    </style:style>
    <style:style style:name="P41" style:family="paragraph" style:parent-style-name="Standard" style:list-style-name="Exos">
      <style:paragraph-properties fo:padding="0.049cm" fo:border-left="none" fo:border-right="none" fo:border-top="0.74pt solid #000000" fo:border-bottom="none" style:shadow="none"/>
      <style:text-properties officeooo:paragraph-rsid="00691c3b"/>
    </style:style>
    <style:style style:name="P42" style:family="paragraph" style:parent-style-name="Heading_20_1" style:master-page-name="Standard">
      <style:paragraph-properties fo:margin-top="0cm" fo:margin-bottom="0.3cm" loext:contextual-spacing="false" style:page-number="auto" fo:padding-left="0cm" fo:padding-right="0cm" fo:padding-top="0cm" fo:padding-bottom="0.035cm" fo:border="none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Helvetica" fo:font-size="6.09999990463257pt" fo:font-style="normal" fo:text-shadow="none" style:text-underline-style="none" fo:font-weight="normal" style:text-underline-mode="continuous" style:text-overline-mode="continuous" style:text-line-through-mode="continuous" style:letter-kerning="true" style:font-name-asian="Helvetica" style:font-size-asian="6.09999990463257pt" style:font-style-asian="normal" style:font-weight-asian="normal" style:font-name-complex="Helvetica" style:font-size-complex="6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Helvetica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elvetica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officeooo:rsid="001489d0" style:font-style-asian="normal" style:font-style-complex="normal"/>
    </style:style>
    <style:style style:name="T2" style:family="text">
      <style:text-properties fo:font-style="normal" officeooo:rsid="00212c5b" style:font-style-asian="normal" style:font-style-complex="normal"/>
    </style:style>
    <style:style style:name="T3" style:family="text">
      <style:text-properties officeooo:rsid="001489d0"/>
    </style:style>
    <style:style style:name="T4" style:family="text">
      <style:text-properties officeooo:rsid="00212c5b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b0c8c"/>
    </style:style>
    <style:style style:name="T7" style:family="text">
      <style:text-properties fo:language="fr" fo:country="FR" officeooo:rsid="0061f7c9"/>
    </style:style>
    <style:style style:name="T8" style:family="text">
      <style:text-properties fo:language="fr" fo:country="FR" officeooo:rsid="0016551e"/>
    </style:style>
    <style:style style:name="T9" style:family="text">
      <style:text-properties fo:language="fr" fo:country="FR" fo:font-style="normal" officeooo:rsid="00170ff6" style:font-style-asian="normal" style:font-style-complex="normal"/>
    </style:style>
    <style:style style:name="T10" style:family="text">
      <style:text-properties fo:language="fr" fo:country="FR" fo:font-style="normal" officeooo:rsid="007bda18" style:font-style-asian="normal" style:font-style-complex="normal"/>
    </style:style>
    <style:style style:name="T11" style:family="text">
      <style:text-properties fo:language="fr" fo:country="FR" officeooo:rsid="00170ff6"/>
    </style:style>
    <style:style style:name="T12" style:family="text">
      <style:text-properties fo:language="fr" fo:country="FR" officeooo:rsid="0062ed9d"/>
    </style:style>
    <style:style style:name="T13" style:family="text">
      <style:text-properties fo:language="fr" fo:country="FR" officeooo:rsid="008a12d3"/>
    </style:style>
    <style:style style:name="T14" style:family="text">
      <style:text-properties officeooo:rsid="0044e06c"/>
    </style:style>
    <style:style style:name="T15" style:family="text">
      <style:text-properties officeooo:rsid="00457f8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b98ec" style:font-style-asian="italic" style:font-style-complex="italic"/>
    </style:style>
    <style:style style:name="T18" style:family="text">
      <style:text-properties fo:font-style="italic" officeooo:rsid="00802db2" style:font-style-asian="italic" style:font-style-complex="italic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officeooo:rsid="0068f664"/>
    </style:style>
    <style:style style:name="T21" style:family="text">
      <style:text-properties officeooo:rsid="00691c3b"/>
    </style:style>
    <style:style style:name="T22" style:family="text">
      <style:text-properties officeooo:rsid="006b22d8"/>
    </style:style>
    <style:style style:name="T23" style:family="text">
      <style:text-properties officeooo:rsid="007bda18"/>
    </style:style>
    <style:style style:name="T24" style:family="text">
      <style:text-properties officeooo:rsid="007db411"/>
    </style:style>
    <style:style style:name="T25" style:family="text">
      <style:text-properties style:text-position="sub 58%" officeooo:rsid="007db411"/>
    </style:style>
    <style:style style:name="T26" style:family="text">
      <style:text-properties officeooo:rsid="006b98ec"/>
    </style:style>
    <style:style style:name="T27" style:family="text">
      <style:text-properties officeooo:rsid="00802db2"/>
    </style:style>
    <style:style style:name="T28" style:family="text">
      <style:text-properties officeooo:rsid="00864a46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Helvetica" fo:font-size="6.09999990463257pt" fo:font-style="normal" fo:text-shadow="none" style:text-underline-style="none" fo:font-weight="normal" style:text-underline-mode="continuous" style:text-overline-mode="continuous" style:text-line-through-mode="continuous" style:letter-kerning="true" style:font-name-asian="Helvetica" style:font-size-asian="6.09999990463257pt" style:font-style-asian="normal" style:font-weight-asian="normal" style:font-name-complex="Helvetica" style:font-size-complex="6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Helvetica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Helvetica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Helvetica" style:font-size-asian="8pt" style:font-style-asian="normal" style:font-weight-asian="normal" style:font-name-complex="Helvetica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fo:padding="0.014cm" fo:border="none" style:shadow="none" draw:shadow-opacity="100%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-width="0.136cm" draw:marker-start-center="false" draw:marker-end-width="0.136cm" draw:marker-end-center="false" draw:fill="solid" draw:fill-color="#000000" draw:textarea-horizontal-align="center" draw:textarea-vertical-align="middle" fo:padding-top="0.141cm" fo:padding-bottom="0.141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49cm" svg:stroke-color="#000000" draw:marker-start-width="0.289cm" draw:marker-start-center="false" draw:marker-end="Arrow" draw:marker-end-width="0.19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height="true" draw:auto-grow-width="true" draw:fit-to-size="false" style:shrink-to-fit="false" fo:min-height="0.427cm" fo:min-width="0.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ed_20__28_var_29__20_245" svg:stroke-width="0.016cm" svg:stroke-color="#000000" draw:marker-start="Arrow" draw:marker-start-width="0.15cm" draw:marker-start-center="false" draw:marker-end-width="0.199cm" draw:marker-end-center="false" draw:stroke-linejoin="miter" svg:stroke-linecap="butt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246" svg:stroke-width="0.016cm" svg:stroke-color="#000000" draw:marker-start-width="0.199cm" draw:marker-start-center="false" draw:marker-end="Arrow" draw:marker-end-width="0.15cm" draw:marker-end-center="false" draw:stroke-linejoin="miter" svg:stroke-linecap="butt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auto-grow-width="true" fo:min-height="0.25cm" fo:min-width="0.12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47" svg:stroke-width="0.016cm" svg:stroke-color="#000000" draw:marker-start-width="0.199cm" draw:marker-start-center="false" draw:marker-end-width="0.199cm" draw:marker-end-center="false" draw:stroke-linejoin="miter" svg:stroke-linecap="butt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48" svg:stroke-width="0.016cm" svg:stroke-color="#000000" draw:marker-start-width="0.199cm" draw:marker-start-center="false" draw:marker-end-width="0.199cm" draw:marker-end-center="false" draw:stroke-linejoin="miter" svg:stroke-linecap="butt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auto-grow-width="true" fo:min-height="0.25cm" fo:min-width="0.24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49" svg:stroke-width="0.016cm" svg:stroke-color="#000000" draw:marker-start-width="0.199cm" draw:marker-start-center="false" draw:marker-end-width="0.199cm" draw:marker-end-center="false" draw:stroke-linejoin="miter" svg:stroke-linecap="butt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auto-grow-height="false" draw:auto-grow-width="false" fo:min-height="0.236cm" fo:min-width="0.11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250" svg:stroke-width="0.016cm" svg:stroke-color="#000000" draw:marker-start-width="0.199cm" draw:marker-start-center="false" draw:marker-end-width="0.199cm" draw:marker-end-center="false" draw:stroke-linejoin="miter" svg:stroke-linecap="butt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251" svg:stroke-width="0.016cm" svg:stroke-color="#000000" draw:marker-start-width="0.199cm" draw:marker-start-center="false" draw:marker-end-width="0.199cm" draw:marker-end-center="false" draw:stroke-linejoin="round" svg:stroke-linecap="round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252" svg:stroke-width="0.016cm" svg:stroke-color="#330000" draw:marker-start-width="0.199cm" draw:marker-start-center="false" draw:marker-end-width="0.199cm" draw:marker-end-center="false" draw:stroke-linejoin="round" svg:stroke-linecap="round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253" svg:stroke-width="0.016cm" svg:stroke-color="#330000" draw:marker-start-width="0.199cm" draw:marker-start-center="false" draw:marker-end-width="0.199cm" draw:marker-end-center="false" draw:stroke-linejoin="round" svg:stroke-linecap="round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254" svg:stroke-width="0.016cm" svg:stroke-color="#330000" draw:marker-start-width="0.199cm" draw:marker-start-center="false" draw:marker-end-width="0.199cm" draw:marker-end-center="false" draw:stroke-linejoin="round" svg:stroke-linecap="round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255" svg:stroke-width="0.016cm" svg:stroke-color="#330000" draw:marker-start-width="0.199cm" draw:marker-start-center="false" draw:marker-end-width="0.199cm" draw:marker-end-center="false" draw:stroke-linejoin="round" svg:stroke-linecap="round" draw:fill="solid" draw:fill-color="#729fcf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width="true" fo:min-height="0.407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auto-grow-width="true" fo:min-height="0.407cm" fo:min-width="0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auto-grow-width="true" fo:min-height="0.407cm" fo:min-width="0.23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auto-grow-width="true" fo:min-height="0.407cm" fo:min-width="0.10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height="true" draw:auto-grow-width="true" draw:fit-to-size="false" style:shrink-to-fit="false" fo:min-height="0.427cm" fo:min-width="0.2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height="true" draw:auto-grow-width="true" draw:fit-to-size="false" style:shrink-to-fit="false" fo:min-height="0.427cm" fo:min-width="0.2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draw:auto-grow-height="true" draw:auto-grow-width="true" draw:fit-to-size="false" style:shrink-to-fit="false" fo:min-height="0.427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span text:style-name="T14">Vecteurs 2</text:span><text:tab/><text:span text:style-name="T28">8</text:span>.1</text:h>
      <text:section text:style-name="Sect1" text:name="Section1">
        <text:list xml:id="list1016918045" text:style-name="Exos">
          <text:list-item>
            <text:p text:style-name="P18"><text:span text:style-name="T3">Dans un repère orthonormé </text:span><text:span text:style-name="T3"><draw:frame draw:style-name="fr1" draw:name="Objet1" text:anchor-type="as-char" svg:y="-0.381cm" svg:width="1.48cm" svg:height="0.517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text:span text:style-name="T1">placer les points A, B, C, D, M, N, P, Q tels que :<text:line-break/>A(–2 ; 3) ; B(3 ; 4) ; C(5 ; –1) ; D(–3 ; –4) ; </text:span><text:span text:style-name="T3"><draw:frame draw:style-name="fr1" draw:name="Objet3" text:anchor-type="as-char" svg:y="-0.381cm" svg:width="1.988cm" svg:height="0.49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3"> ; </text:span><text:span text:style-name="T3"><draw:frame draw:style-name="fr1" draw:name="Objet4" text:anchor-type="as-char" svg:y="-0.381cm" svg:width="2.217cm" svg:height="0.49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3"> ; </text:span><text:span text:style-name="T3"><draw:frame draw:style-name="fr1" draw:name="Objet5" text:anchor-type="as-char" svg:y="-0.381cm" svg:width="2.032cm" svg:height="0.49cm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3"> ;</text:span><text:span text:style-name="T3"><draw:frame draw:style-name="fr1" draw:name="Objet6" text:anchor-type="as-char" svg:y="-0.381cm" svg:width="2.122cm" svg:height="0.49cm" draw:z-index="11"><draw:object xlink:href="./Object 6" xlink:type="simple" xlink:show="embed" xlink:actuate="onLoad"/><draw:image xlink:href="./ObjectReplacements/Object 6" xlink:type="simple" xlink:show="embed" xlink:actuate="onLoad"/></draw:frame></text:span></text:p>
          </text:list-item>
        </text:list>
        <text:p text:style-name="P1"/>
        <text:list xml:id="list90959457678313" text:continue-numbering="true" text:style-name="Exos">
          <text:list-item>
            <text:p text:style-name="P19">Soit ABCD un losange de centre O.</text:p>
          </text:list-item>
        </text:list>
        <text:p text:style-name="P11">Déterminer sans justifier les coordonnées de tous les points de la figure dans le repère <draw:frame draw:style-name="fr1" draw:name="Objet58" text:anchor-type="as-char" svg:y="-0.376cm" svg:width="2.073cm" svg:height="0.49cm" draw:z-index="12"><draw:object xlink:href="./Object 58" xlink:type="simple" xlink:show="embed" xlink:actuate="onLoad"/><draw:image xlink:href="./ObjectReplacements/Object 58" xlink:type="simple" xlink:show="embed" xlink:actuate="onLoad"/><svg:desc>formule</svg:desc></draw:frame>.</text:p>
        <text:p text:style-name="P11"/>
        <text:list xml:id="list90958686641900" text:continue-numbering="true" text:style-name="Exos">
          <text:list-item>
            <text:p text:style-name="P23"><text:span text:style-name="T6">Déterminer sans justifier les coordonnées de tous les points de la figure ci-dessous dans le repère </text:span><text:span text:style-name="T6"><draw:frame draw:style-name="fr1" draw:name="Objet20" text:anchor-type="as-char" svg:y="-0.381cm" svg:width="1.48cm" svg:height="0.51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</text:list-item>
        </text:list>
        <text:p text:style-name="P2"><draw:g text:anchor-type="as-char" draw:z-index="6" draw:style-name="gr1"><draw:polygon draw:style-name="gr2" draw:text-style-name="P43" svg:width="0.007cm" svg:height="0.007cm" svg:x="1.428cm" svg:y="3.688cm" svg:viewBox="0 0 8 8" draw:points="0,0 8,0 8,8 0,8"><text:p/></draw:polygon><draw:custom-shape draw:style-name="gr25" draw:text-style-name="P43" svg:width="0.101cm" svg:height="0.101cm" svg:x="1.386cm" svg:y="3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2" draw:text-style-name="P43" svg:width="0.007cm" svg:height="0.007cm" svg:x="3.575cm" svg:y="1.536cm" svg:viewBox="0 0 8 8" draw:points="0,0 8,0 8,8 0,8"><text:p/></draw:polygon><draw:custom-shape draw:style-name="gr25" draw:text-style-name="P43" svg:width="0.1cm" svg:height="0.101cm" svg:x="3.53cm" svg:y="1.4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2" draw:text-style-name="P43" svg:width="0.007cm" svg:height="0.007cm" svg:x="3.575cm" svg:y="0.827cm" svg:viewBox="0 0 8 8" draw:points="0,0 8,0 8,8 0,8"><text:p/></draw:polygon><draw:custom-shape draw:style-name="gr25" draw:text-style-name="P43" svg:width="0.1cm" svg:height="0.101cm" svg:x="3.53cm" svg:y="0.7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draw:style-name="gr2" draw:text-style-name="P43" svg:width="0.008cm" svg:height="0.008cm" svg:x="0.72cm" svg:y="0.093cm" svg:viewBox="0 0 9 9" draw:points="0,0 9,0 9,9 0,9"><text:p/></draw:polygon><draw:polygon draw:style-name="gr2" draw:text-style-name="P43" svg:width="0.007cm" svg:height="0.007cm" svg:x="1.435cm" svg:y="1.515cm" svg:viewBox="0 0 8 8" draw:points="0,0 8,0 8,8 0,8"><text:p/></draw:polygon><draw:custom-shape draw:style-name="gr25" draw:text-style-name="P43" svg:width="0.101cm" svg:height="0.1cm" svg:x="1.388cm" svg:y="1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43" svg:width="0.101cm" svg:height="0.101cm" svg:x="0.663cm" svg:y="0.05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gon draw:style-name="gr2" draw:text-style-name="P43" svg:width="0.01cm" svg:height="0.01cm" svg:x="0.001cm" svg:y="0.087cm" svg:viewBox="0 0 11 11" draw:points="0,0 11,0 11,11 0,11"><text:p/></draw:polygon><draw:polygon draw:style-name="gr2" draw:text-style-name="P43" svg:width="0.01cm" svg:height="0.01cm" svg:x="1.434cm" svg:y="0.087cm" svg:viewBox="0 0 11 11" draw:points="0,0 11,0 11,11 0,11"><text:p/></draw:polygon><draw:polygon draw:style-name="gr2" draw:text-style-name="P43" svg:width="0.01cm" svg:height="0.01cm" svg:x="2.151cm" svg:y="0.087cm" svg:viewBox="0 0 11 11" draw:points="0,0 11,0 11,11 0,11"><text:p/></draw:polygon><draw:polygon draw:style-name="gr2" draw:text-style-name="P43" svg:width="0.01cm" svg:height="0.01cm" svg:x="2.867cm" svg:y="0.087cm" svg:viewBox="0 0 11 11" draw:points="0,0 11,0 11,11 0,11"><text:p/></draw:polygon><draw:polygon draw:style-name="gr2" draw:text-style-name="P43" svg:width="0.01cm" svg:height="0.01cm" svg:x="3.584cm" svg:y="0.087cm" svg:viewBox="0 0 11 11" draw:points="0,0 11,0 11,11 0,11"><text:p/></draw:polygon><draw:polygon draw:style-name="gr2" draw:text-style-name="P43" svg:width="0.01cm" svg:height="0.01cm" svg:x="4.295cm" svg:y="0.087cm" svg:viewBox="0 0 11 11" draw:points="0,0 11,0 11,11 0,11"><text:p/></draw:polygon><draw:polygon draw:style-name="gr2" draw:text-style-name="P43" svg:width="0.01cm" svg:height="0.01cm" svg:x="5.017cm" svg:y="0.087cm" svg:viewBox="0 0 11 11" draw:points="0,0 11,0 11,11 0,11"><text:p/></draw:polygon><draw:polygon draw:style-name="gr2" draw:text-style-name="P43" svg:width="0.01cm" svg:height="0.01cm" svg:x="5.733cm" svg:y="0.087cm" svg:viewBox="0 0 11 11" draw:points="0,0 11,0 11,11 0,11"><text:p/></draw:polygon><draw:polygon draw:style-name="gr2" draw:text-style-name="P43" svg:width="0.01cm" svg:height="0.01cm" svg:x="0.001cm" svg:y="0.806cm" svg:viewBox="0 0 11 11" draw:points="0,0 11,0 11,11 0,11"><text:p/></draw:polygon><draw:polygon draw:style-name="gr2" draw:text-style-name="P43" svg:width="0.01cm" svg:height="0.01cm" svg:x="0.717cm" svg:y="0.806cm" svg:viewBox="0 0 11 11" draw:points="0,0 11,0 11,11 0,11"><text:p/></draw:polygon><draw:polygon draw:style-name="gr2" draw:text-style-name="P43" svg:width="0.01cm" svg:height="0.01cm" svg:x="1.434cm" svg:y="0.806cm" svg:viewBox="0 0 11 11" draw:points="0,0 11,0 11,11 0,11"><text:p/></draw:polygon><draw:polygon draw:style-name="gr2" draw:text-style-name="P43" svg:width="0.01cm" svg:height="0.01cm" svg:x="2.151cm" svg:y="0.806cm" svg:viewBox="0 0 11 11" draw:points="0,0 11,0 11,11 0,11"><text:p/></draw:polygon><draw:polygon draw:style-name="gr2" draw:text-style-name="P43" svg:width="0.01cm" svg:height="0.01cm" svg:x="2.867cm" svg:y="0.806cm" svg:viewBox="0 0 11 11" draw:points="0,0 11,0 11,11 0,11"><text:p/></draw:polygon><draw:polygon draw:style-name="gr2" draw:text-style-name="P43" svg:width="0.01cm" svg:height="0.01cm" svg:x="4.295cm" svg:y="0.806cm" svg:viewBox="0 0 11 11" draw:points="0,0 11,0 11,11 0,11"><text:p/></draw:polygon><draw:polygon draw:style-name="gr2" draw:text-style-name="P43" svg:width="0.01cm" svg:height="0.01cm" svg:x="5.017cm" svg:y="0.806cm" svg:viewBox="0 0 11 11" draw:points="0,0 11,0 11,11 0,11"><text:p/></draw:polygon><draw:polygon draw:style-name="gr2" draw:text-style-name="P43" svg:width="0.01cm" svg:height="0.01cm" svg:x="5.733cm" svg:y="0.806cm" svg:viewBox="0 0 11 11" draw:points="0,0 11,0 11,11 0,11"><text:p/></draw:polygon><draw:polygon draw:style-name="gr2" draw:text-style-name="P43" svg:width="0.01cm" svg:height="0.01cm" svg:x="0.001cm" svg:y="1.521cm" svg:viewBox="0 0 11 11" draw:points="0,0 11,0 11,11 0,11"><text:p/></draw:polygon><draw:polygon draw:style-name="gr2" draw:text-style-name="P43" svg:width="0.01cm" svg:height="0.01cm" svg:x="0.717cm" svg:y="1.521cm" svg:viewBox="0 0 11 11" draw:points="0,0 11,0 11,11 0,11"><text:p/></draw:polygon><draw:polygon draw:style-name="gr2" draw:text-style-name="P43" svg:width="0.01cm" svg:height="0.01cm" svg:x="2.151cm" svg:y="1.521cm" svg:viewBox="0 0 11 11" draw:points="0,0 11,0 11,11 0,11"><text:p/></draw:polygon><draw:polygon draw:style-name="gr2" draw:text-style-name="P43" svg:width="0.01cm" svg:height="0.01cm" svg:x="2.867cm" svg:y="1.521cm" svg:viewBox="0 0 11 11" draw:points="0,0 11,0 11,11 0,11"><text:p/></draw:polygon><draw:polygon draw:style-name="gr2" draw:text-style-name="P43" svg:width="0.01cm" svg:height="0.01cm" svg:x="4.295cm" svg:y="1.521cm" svg:viewBox="0 0 11 11" draw:points="0,0 11,0 11,11 0,11"><text:p/></draw:polygon><draw:polygon draw:style-name="gr2" draw:text-style-name="P43" svg:width="0.01cm" svg:height="0.01cm" svg:x="5.017cm" svg:y="1.521cm" svg:viewBox="0 0 11 11" draw:points="0,0 11,0 11,11 0,11"><text:p/></draw:polygon><draw:polygon draw:style-name="gr2" draw:text-style-name="P43" svg:width="0.01cm" svg:height="0.01cm" svg:x="5.733cm" svg:y="1.521cm" svg:viewBox="0 0 11 11" draw:points="0,0 11,0 11,11 0,11"><text:p/></draw:polygon><draw:polygon draw:style-name="gr2" draw:text-style-name="P43" svg:width="0.01cm" svg:height="0.01cm" svg:x="0.001cm" svg:y="2.238cm" svg:viewBox="0 0 11 11" draw:points="0,0 11,0 11,11 0,11"><text:p/></draw:polygon><draw:polygon draw:style-name="gr2" draw:text-style-name="P43" svg:width="0.01cm" svg:height="0.01cm" svg:x="0.717cm" svg:y="2.238cm" svg:viewBox="0 0 11 11" draw:points="0,0 11,0 11,11 0,11"><text:p/></draw:polygon><draw:polygon draw:style-name="gr2" draw:text-style-name="P43" svg:width="0.01cm" svg:height="0.01cm" svg:x="1.434cm" svg:y="2.238cm" svg:viewBox="0 0 11 11" draw:points="0,0 11,0 11,11 0,11"><text:p/></draw:polygon><draw:polygon draw:style-name="gr2" draw:text-style-name="P43" svg:width="0.01cm" svg:height="0.01cm" svg:x="2.151cm" svg:y="2.238cm" svg:viewBox="0 0 11 11" draw:points="0,0 11,0 11,11 0,11"><text:p/></draw:polygon><draw:polygon draw:style-name="gr2" draw:text-style-name="P43" svg:width="0.01cm" svg:height="0.01cm" svg:x="2.867cm" svg:y="2.238cm" svg:viewBox="0 0 11 11" draw:points="0,0 11,0 11,11 0,11"><text:p/></draw:polygon><draw:polygon draw:style-name="gr2" draw:text-style-name="P43" svg:width="0.01cm" svg:height="0.01cm" svg:x="3.584cm" svg:y="2.238cm" svg:viewBox="0 0 11 11" draw:points="0,0 11,0 11,11 0,11"><text:p/></draw:polygon><draw:polygon draw:style-name="gr2" draw:text-style-name="P43" svg:width="0.01cm" svg:height="0.01cm" svg:x="4.295cm" svg:y="2.238cm" svg:viewBox="0 0 11 11" draw:points="0,0 11,0 11,11 0,11"><text:p/></draw:polygon><draw:polygon draw:style-name="gr2" draw:text-style-name="P43" svg:width="0.01cm" svg:height="0.01cm" svg:x="5.017cm" svg:y="2.238cm" svg:viewBox="0 0 11 11" draw:points="0,0 11,0 11,11 0,11"><text:p/></draw:polygon><draw:polygon draw:style-name="gr2" draw:text-style-name="P43" svg:width="0.01cm" svg:height="0.01cm" svg:x="5.733cm" svg:y="2.238cm" svg:viewBox="0 0 11 11" draw:points="0,0 11,0 11,11 0,11"><text:p/></draw:polygon><draw:polygon draw:style-name="gr2" draw:text-style-name="P43" svg:width="0.01cm" svg:height="0.01cm" svg:x="0.001cm" svg:y="2.956cm" svg:viewBox="0 0 11 11" draw:points="0,0 11,0 11,11 0,11"><text:p/></draw:polygon><draw:polygon draw:style-name="gr2" draw:text-style-name="P43" svg:width="0.01cm" svg:height="0.01cm" svg:x="0.717cm" svg:y="2.956cm" svg:viewBox="0 0 11 11" draw:points="0,0 11,0 11,11 0,11"><text:p/></draw:polygon><draw:polygon draw:style-name="gr2" draw:text-style-name="P43" svg:width="0.01cm" svg:height="0.01cm" svg:x="1.434cm" svg:y="2.956cm" svg:viewBox="0 0 11 11" draw:points="0,0 11,0 11,11 0,11"><text:p/></draw:polygon><draw:polygon draw:style-name="gr2" draw:text-style-name="P43" svg:width="0.01cm" svg:height="0.01cm" svg:x="2.151cm" svg:y="2.956cm" svg:viewBox="0 0 11 11" draw:points="0,0 11,0 11,11 0,11"><text:p/></draw:polygon><draw:polygon draw:style-name="gr2" draw:text-style-name="P43" svg:width="0.01cm" svg:height="0.01cm" svg:x="2.867cm" svg:y="2.956cm" svg:viewBox="0 0 11 11" draw:points="0,0 11,0 11,11 0,11"><text:p/></draw:polygon><draw:polygon draw:style-name="gr2" draw:text-style-name="P43" svg:width="0.01cm" svg:height="0.01cm" svg:x="3.584cm" svg:y="2.956cm" svg:viewBox="0 0 11 11" draw:points="0,0 11,0 11,11 0,11"><text:p/></draw:polygon><draw:polygon draw:style-name="gr2" draw:text-style-name="P43" svg:width="0.01cm" svg:height="0.01cm" svg:x="4.295cm" svg:y="2.956cm" svg:viewBox="0 0 11 11" draw:points="0,0 11,0 11,11 0,11"><text:p/></draw:polygon><draw:polygon draw:style-name="gr2" draw:text-style-name="P43" svg:width="0.01cm" svg:height="0.01cm" svg:x="5.017cm" svg:y="2.956cm" svg:viewBox="0 0 11 11" draw:points="0,0 11,0 11,11 0,11"><text:p/></draw:polygon><draw:polygon draw:style-name="gr2" draw:text-style-name="P43" svg:width="0.01cm" svg:height="0.01cm" svg:x="5.733cm" svg:y="2.956cm" svg:viewBox="0 0 11 11" draw:points="0,0 11,0 11,11 0,11"><text:p/></draw:polygon><draw:polygon draw:style-name="gr2" draw:text-style-name="P43" svg:width="0.01cm" svg:height="0.01cm" svg:x="0.001cm" svg:y="3.673cm" svg:viewBox="0 0 11 11" draw:points="0,0 11,0 11,11 0,11"><text:p/></draw:polygon><draw:polygon draw:style-name="gr2" draw:text-style-name="P43" svg:width="0.01cm" svg:height="0.01cm" svg:x="0.717cm" svg:y="3.673cm" svg:viewBox="0 0 11 11" draw:points="0,0 11,0 11,11 0,11"><text:p/></draw:polygon><draw:polygon draw:style-name="gr2" draw:text-style-name="P43" svg:width="0.01cm" svg:height="0.01cm" svg:x="2.151cm" svg:y="3.673cm" svg:viewBox="0 0 11 11" draw:points="0,0 11,0 11,11 0,11"><text:p/></draw:polygon><draw:polygon draw:style-name="gr2" draw:text-style-name="P43" svg:width="0.01cm" svg:height="0.01cm" svg:x="2.867cm" svg:y="3.673cm" svg:viewBox="0 0 11 11" draw:points="0,0 11,0 11,11 0,11"><text:p/></draw:polygon><draw:polygon draw:style-name="gr2" draw:text-style-name="P43" svg:width="0.01cm" svg:height="0.01cm" svg:x="3.584cm" svg:y="3.673cm" svg:viewBox="0 0 11 11" draw:points="0,0 11,0 11,11 0,11"><text:p/></draw:polygon><draw:polygon draw:style-name="gr2" draw:text-style-name="P43" svg:width="0.007cm" svg:height="0.007cm" svg:x="4.296cm" svg:y="3.697cm" svg:viewBox="0 0 8 8" draw:points="0,0 8,0 8,8 0,8"><text:p/></draw:polygon><draw:polygon draw:style-name="gr2" draw:text-style-name="P43" svg:width="0.01cm" svg:height="0.01cm" svg:x="5.017cm" svg:y="3.673cm" svg:viewBox="0 0 11 11" draw:points="0,0 11,0 11,11 0,11"><text:p/></draw:polygon><draw:polygon draw:style-name="gr2" draw:text-style-name="P43" svg:width="0.01cm" svg:height="0.01cm" svg:x="5.733cm" svg:y="3.673cm" svg:viewBox="0 0 11 11" draw:points="0,0 11,0 11,11 0,11"><text:p/></draw:polygon><draw:line draw:style-name="gr3" draw:text-style-name="P44" svg:x1="2.152cm" svg:y1="2.956cm" svg:x2="3.593cm" svg:y2="2.956cm"><text:p/></draw:line><draw:line draw:style-name="gr3" draw:text-style-name="P44" svg:x1="2.153cm" svg:y1="2.958cm" svg:x2="3.571cm" svg:y2="1.529cm"><text:p/></draw:line><draw:frame draw:style-name="gr4" draw:text-style-name="P45" svg:width="0.399cm" svg:height="0.569cm" svg:x="2.701cm" svg:y="3.046cm"><draw:image xlink:href="Pictures/20000016000001B2000001FE3F4C4030048C3A7C.svm" xlink:type="simple" xlink:show="embed" xlink:actuate="onLoad" loext:mime-type="image/x-svm"><text:p/></draw:image><draw:image xlink:href="Pictures/1000020000000010000000135641CC94C834914D.png" xlink:type="simple" xlink:show="embed" xlink:actuate="onLoad" loext:mime-type="image/png"/></draw:frame><draw:frame draw:style-name="gr4" draw:text-style-name="P45" svg:width="0.406cm" svg:height="0.429cm" svg:x="2.512cm" svg:y="1.852cm"><draw:image xlink:href="Pictures/2000001600000205000001FD9A02B929BFB4F5A8.svm" xlink:type="simple" xlink:show="embed" xlink:actuate="onLoad" loext:mime-type="image/x-svm"><text:p/></draw:image><draw:image xlink:href="Pictures/1000020000000014000000130D81C398DFB986C5.png" xlink:type="simple" xlink:show="embed" xlink:actuate="onLoad" loext:mime-type="image/png"/></draw:frame><draw:frame draw:style-name="gr5" draw:text-style-name="P53" svg:width="0.782cm" svg:height="0.678cm" svg:x="1.616cm" svg:y="2.778cm"><draw:text-box><text:p text:style-name="P46"><text:span text:style-name="T33">O</text:span></text:p></draw:text-box></draw:frame><draw:frame draw:style-name="gr26" draw:text-style-name="P53" svg:width="0.745cm" svg:height="0.678cm" svg:x="0.531cm" svg:y="0cm"><draw:text-box><text:p text:style-name="P46"><text:span text:style-name="T33">B</text:span></text:p></draw:text-box></draw:frame><draw:custom-shape draw:style-name="gr25" draw:text-style-name="P43" svg:width="0.101cm" svg:height="0.101cm" svg:x="4.249cm" svg:y="3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6" draw:text-style-name="P53" svg:width="0.745cm" svg:height="0.678cm" svg:x="4.098cm" svg:y="3.547cm"><draw:text-box><text:p text:style-name="P46"><text:span text:style-name="T33">A</text:span></text:p></draw:text-box></draw:frame><draw:frame draw:style-name="gr27" draw:text-style-name="P53" svg:width="0.763cm" svg:height="0.678cm" svg:x="3.378cm" svg:y="0.704cm"><draw:text-box><text:p text:style-name="P46"><text:span text:style-name="T33">C</text:span></text:p></draw:text-box></draw:frame><draw:frame draw:style-name="gr27" draw:text-style-name="P53" svg:width="0.763cm" svg:height="0.678cm" svg:x="1.261cm" svg:y="3.574cm"><draw:text-box><text:p text:style-name="P46"><text:span text:style-name="T33">D</text:span></text:p></draw:text-box></draw:frame><draw:frame draw:style-name="gr26" draw:text-style-name="P53" svg:width="0.745cm" svg:height="0.678cm" svg:x="1.266cm" svg:y="1.415cm"><draw:text-box><text:p text:style-name="P46"><text:span text:style-name="T33">E</text:span></text:p></draw:text-box></draw:frame><draw:frame draw:style-name="gr28" draw:text-style-name="P53" svg:width="0.722cm" svg:height="0.678cm" svg:x="3.408cm" svg:y="1.399cm"><draw:text-box><text:p text:style-name="P46"><text:span text:style-name="T33">F</text:span></text:p></draw:text-box></draw:frame></draw:g></text:p>
        <text:p text:style-name="P12"/>
        <text:list xml:id="list90958956402818" text:continue-numbering="true" text:style-name="Exos">
          <text:list-item>
            <text:p text:style-name="P24"><text:span text:style-name="T7">Reprendre les questions de l'exercice </text:span><text:span text:style-name="T13">3</text:span><text:span text:style-name="T7"> d</text:span><text:span text:style-name="T6">ans le repère </text:span><text:span text:style-name="T6"><draw:frame draw:style-name="fr1" draw:name="Objet11" text:anchor-type="as-char" svg:y="-0.381cm" svg:width="1.48cm" svg:height="0.517cm" draw:z-index="1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6"><text:s/></text:span><text:span text:style-name="T7">ci-dessous :</text:span></text:p>
          </text:list-item>
        </text:list>
        <text:p text:style-name="P3"><draw:g text:anchor-type="as-char" draw:z-index="2" draw:style-name="gr1"><draw:polygon draw:style-name="gr2" draw:text-style-name="P43" svg:width="0.007cm" svg:height="0.007cm" svg:x="0.711cm" svg:y="2.172cm" svg:viewBox="0 0 8 8" draw:points="0,0 8,0 8,8 0,8"><text:p/></draw:polygon><draw:polygon draw:style-name="gr2" draw:text-style-name="P43" svg:width="0.007cm" svg:height="0.007cm" svg:x="2.858cm" svg:y="0.02cm" svg:viewBox="0 0 8 8" draw:points="0,0 8,0 8,8 0,8"><text:p/></draw:polygon><draw:polygon draw:style-name="gr2" draw:text-style-name="P43" svg:width="0.007cm" svg:height="0.007cm" svg:x="0.718cm" svg:y="-0.001cm" svg:viewBox="0 0 8 8" draw:points="0,0 8,0 8,8 0,8"><text:p/></draw:polygon><draw:polygon draw:style-name="gr2" draw:text-style-name="P43" svg:width="0.01cm" svg:height="0.01cm" svg:x="0cm" svg:y="0.005cm" svg:viewBox="0 0 11 11" draw:points="0,0 11,0 11,11 0,11"><text:p/></draw:polygon><draw:polygon draw:style-name="gr2" draw:text-style-name="P43" svg:width="0.01cm" svg:height="0.01cm" svg:x="1.434cm" svg:y="0.005cm" svg:viewBox="0 0 11 11" draw:points="0,0 11,0 11,11 0,11"><text:p/></draw:polygon><draw:polygon draw:style-name="gr2" draw:text-style-name="P43" svg:width="0.01cm" svg:height="0.01cm" svg:x="2.15cm" svg:y="0.005cm" svg:viewBox="0 0 11 11" draw:points="0,0 11,0 11,11 0,11"><text:p/></draw:polygon><draw:polygon draw:style-name="gr2" draw:text-style-name="P43" svg:width="0.01cm" svg:height="0.01cm" svg:x="0cm" svg:y="0.722cm" svg:viewBox="0 0 11 11" draw:points="0,0 11,0 11,11 0,11"><text:p/></draw:polygon><draw:polygon draw:style-name="gr2" draw:text-style-name="P43" svg:width="0.01cm" svg:height="0.01cm" svg:x="0.717cm" svg:y="0.722cm" svg:viewBox="0 0 11 11" draw:points="0,0 11,0 11,11 0,11"><text:p/></draw:polygon><draw:polygon draw:style-name="gr2" draw:text-style-name="P43" svg:width="0.01cm" svg:height="0.01cm" svg:x="1.434cm" svg:y="0.722cm" svg:viewBox="0 0 11 11" draw:points="0,0 11,0 11,11 0,11"><text:p/></draw:polygon><draw:polygon draw:style-name="gr2" draw:text-style-name="P43" svg:width="0.01cm" svg:height="0.01cm" svg:x="2.15cm" svg:y="0.722cm" svg:viewBox="0 0 11 11" draw:points="0,0 11,0 11,11 0,11"><text:p/></draw:polygon><draw:polygon draw:style-name="gr2" draw:text-style-name="P43" svg:width="0.01cm" svg:height="0.01cm" svg:x="2.867cm" svg:y="0.722cm" svg:viewBox="0 0 11 11" draw:points="0,0 11,0 11,11 0,11"><text:p/></draw:polygon><draw:polygon draw:style-name="gr2" draw:text-style-name="P43" svg:width="0.01cm" svg:height="0.01cm" svg:x="0cm" svg:y="1.44cm" svg:viewBox="0 0 11 11" draw:points="0,0 11,0 11,11 0,11"><text:p/></draw:polygon><draw:polygon draw:style-name="gr2" draw:text-style-name="P43" svg:width="0.01cm" svg:height="0.01cm" svg:x="0.717cm" svg:y="1.44cm" svg:viewBox="0 0 11 11" draw:points="0,0 11,0 11,11 0,11"><text:p/></draw:polygon><draw:polygon draw:style-name="gr2" draw:text-style-name="P43" svg:width="0.01cm" svg:height="0.01cm" svg:x="1.434cm" svg:y="1.44cm" svg:viewBox="0 0 11 11" draw:points="0,0 11,0 11,11 0,11"><text:p/></draw:polygon><draw:polygon draw:style-name="gr2" draw:text-style-name="P43" svg:width="0.01cm" svg:height="0.01cm" svg:x="2.15cm" svg:y="1.44cm" svg:viewBox="0 0 11 11" draw:points="0,0 11,0 11,11 0,11"><text:p/></draw:polygon><draw:polygon draw:style-name="gr2" draw:text-style-name="P43" svg:width="0.01cm" svg:height="0.01cm" svg:x="2.867cm" svg:y="1.44cm" svg:viewBox="0 0 11 11" draw:points="0,0 11,0 11,11 0,11"><text:p/></draw:polygon><draw:polygon draw:style-name="gr2" draw:text-style-name="P43" svg:width="0.01cm" svg:height="0.01cm" svg:x="0cm" svg:y="2.157cm" svg:viewBox="0 0 11 11" draw:points="0,0 11,0 11,11 0,11"><text:p/></draw:polygon><draw:polygon draw:style-name="gr2" draw:text-style-name="P43" svg:width="0.01cm" svg:height="0.01cm" svg:x="1.434cm" svg:y="2.157cm" svg:viewBox="0 0 11 11" draw:points="0,0 11,0 11,11 0,11"><text:p/></draw:polygon><draw:polygon draw:style-name="gr2" draw:text-style-name="P43" svg:width="0.01cm" svg:height="0.01cm" svg:x="2.15cm" svg:y="2.157cm" svg:viewBox="0 0 11 11" draw:points="0,0 11,0 11,11 0,11"><text:p/></draw:polygon><draw:polygon draw:style-name="gr2" draw:text-style-name="P43" svg:width="0.01cm" svg:height="0.01cm" svg:x="2.867cm" svg:y="2.157cm" svg:viewBox="0 0 11 11" draw:points="0,0 11,0 11,11 0,11"><text:p/></draw:polygon><draw:line draw:style-name="gr3" draw:text-style-name="P44" svg:x1="1.435cm" svg:y1="1.44cm" svg:x2="2.172cm" svg:y2="1.448cm"><text:p/></draw:line><draw:line draw:style-name="gr3" draw:text-style-name="P44" svg:x1="1.436cm" svg:y1="1.442cm" svg:x2="0.718cm" svg:y2="-0.001cm"><text:p/></draw:line><draw:frame draw:style-name="gr4" draw:text-style-name="P45" svg:width="0.399cm" svg:height="0.569cm" svg:x="1.672cm" svg:y="1.549cm"><draw:image xlink:href="Pictures/20000016000001B2000001FE3F4C4030048C3A7C.svm" xlink:type="simple" xlink:show="embed" xlink:actuate="onLoad" loext:mime-type="image/x-svm"><text:p/></draw:image><draw:image xlink:href="Pictures/1000020000000010000000135641CC94C834914D.png" xlink:type="simple" xlink:show="embed" xlink:actuate="onLoad" loext:mime-type="image/png"/></draw:frame><draw:frame draw:style-name="gr4" draw:text-style-name="P45" svg:width="0.406cm" svg:height="0.429cm" svg:x="0.767cm" svg:y="0.72cm"><draw:image xlink:href="Pictures/2000001600000205000001FD9A02B929BFB4F5A8.svm" xlink:type="simple" xlink:show="embed" xlink:actuate="onLoad" loext:mime-type="image/x-svm"><text:p/></draw:image><draw:image xlink:href="Pictures/1000020000000014000000130D81C398DFB986C5.png" xlink:type="simple" xlink:show="embed" xlink:actuate="onLoad" loext:mime-type="image/png"/></draw:frame><draw:frame draw:style-name="gr5" draw:text-style-name="P47" svg:width="0.782cm" svg:height="0.678cm" svg:x="0.803cm" svg:y="1.349cm"><draw:text-box><text:p text:style-name="P46"><text:span text:style-name="T29">O</text:span></text:p></draw:text-box></draw:frame></draw:g></text:p>
        <text:p text:style-name="P10"/>
        <text:list xml:id="list90959474236948" text:continue-numbering="true" text:style-name="Exos">
          <text:list-item>
            <text:p text:style-name="P16"><text:span text:style-name="T12">Dans</text:span><text:span text:style-name="T5"> </text:span><text:span text:style-name="T8">un parallélogramme</text:span><text:span text:style-name="T5"> </text:span><text:span text:style-name="T8">ABCD, </text:span><text:span text:style-name="T12">on</text:span><text:span text:style-name="T9"> considère le repère (A ; </text:span><text:span text:style-name="T9"><draw:frame draw:style-name="fr1" draw:name="Objet2" text:anchor-type="as-char" svg:y="-0.376cm" svg:width="0.755cm" svg:height="0.466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9"> ; </text:span><text:span text:style-name="T9"><draw:frame draw:style-name="fr2" draw:name="Objet7" text:anchor-type="as-char" svg:y="-0.376cm" svg:width="0.781cm" svg:height="0.466cm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9">). Placer les points E, F, G, H et I tels que :<text:line-break/>E(2 ; 0) ; F(–</text:span><text:span text:style-name="T11">1 ; 1) ;</text:span><text:span text:style-name="T11"><draw:frame draw:style-name="fr1" draw:name="Objet9" text:anchor-type="as-char" svg:y="-0.547cm" svg:width="1.341cm" svg:height="0.94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;</text:span><text:span text:style-name="T11"><draw:frame draw:style-name="fr1" draw:name="Objet8" text:anchor-type="as-char" svg:y="-0.547cm" svg:width="1.568cm" svg:height="0.94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1"> ;</text:span><text:span text:style-name="T11"><draw:frame draw:style-name="fr1" draw:name="Objet10" text:anchor-type="as-char" svg:y="-0.376cm" svg:width="1.431cm" svg:height="0.466cm" draw:z-index="20"><draw:object xlink:href="./Object 13" xlink:type="simple" xlink:show="embed" xlink:actuate="onLoad"/><draw:image xlink:href="./ObjectReplacements/Object 13" xlink:type="simple" xlink:show="embed" xlink:actuate="onLoad"/></draw:frame></text:span></text:p>
          </text:list-item>
        </text:list>
        <text:p text:style-name="P1"/>
        <text:list xml:id="list90960496543210" text:continue-numbering="true" text:style-name="Exos">
          <text:list-item>
            <text:p text:style-name="P17">Soit ABC un triangle. On appelle D le symétrique de A par rapport à C, E le point tel que <draw:frame draw:style-name="fr1" draw:name="Objet25" text:anchor-type="as-char" svg:y="-0.376cm" svg:width="1.505cm" svg:height="0.466cm" draw:z-index="21"><draw:object xlink:href="./Object 23" xlink:type="simple" xlink:show="embed" xlink:actuate="onLoad"/><draw:image xlink:href="./ObjectReplacements/Object 23" xlink:type="simple" xlink:show="embed" xlink:actuate="onLoad"/></draw:frame><text:s/>et I le milieu du segment [BD].</text:p>
            <text:list>
              <text:list-item>
                <text:p text:style-name="P27">D<text:span text:style-name="T15">ans le repère (A ; </text:span><text:span text:style-name="T15"><draw:frame draw:style-name="fr1" draw:name="Objet40" text:anchor-type="as-char" svg:y="-0.376cm" svg:width="0.755cm" svg:height="0.466cm" draw:z-index="2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5"> ; </text:span><text:span text:style-name="T15"><draw:frame draw:style-name="fr2" draw:name="Objet41" text:anchor-type="as-char" svg:y="-0.376cm" svg:width="0.76cm" svg:height="0.466cm" draw:z-index="2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5">),</text:span> <text:span text:style-name="T15">justifier</text:span> les coordonnées de tous les points de la figure.</text:p>
              </text:list-item>
              <text:list-item>
                <text:p text:style-name="P28"><text:span text:style-name="T15">D</text:span>éterminer <text:span text:style-name="T15">aussi</text:span> les coordonnées des vecteurs <draw:frame draw:style-name="fr1" draw:name="Objet30" text:anchor-type="as-char" svg:y="-0.37cm" svg:width="0.718cm" svg:height="0.46cm" draw:z-index="24"><draw:object xlink:href="./Object 25" xlink:type="simple" xlink:show="embed" xlink:actuate="onLoad"/><draw:image xlink:href="./ObjectReplacements/Object 25" xlink:type="simple" xlink:show="embed" xlink:actuate="onLoad"/></draw:frame>, <draw:frame draw:style-name="fr1" draw:name="Objet31" text:anchor-type="as-char" svg:y="-0.37cm" svg:width="0.631cm" svg:height="0.46cm" draw:z-index="25"><draw:object xlink:href="./Object 31" xlink:type="simple" xlink:show="embed" xlink:actuate="onLoad"/><draw:image xlink:href="./ObjectReplacements/Object 31" xlink:type="simple" xlink:show="embed" xlink:actuate="onLoad"/></draw:frame><text:s/>et <draw:frame draw:style-name="fr1" draw:name="Objet32" text:anchor-type="as-char" svg:y="-0.376cm" svg:width="0.605cm" svg:height="0.466cm" draw:z-index="31"><draw:object xlink:href="./Object 32" xlink:type="simple" xlink:show="embed" xlink:actuate="onLoad"/><draw:image xlink:href="./ObjectReplacements/Object 32" xlink:type="simple" xlink:show="embed" xlink:actuate="onLoad"/></draw:frame></text:p>
              </text:list-item>
            </text:list>
          </text:list-item>
        </text:list>
        <text:p text:style-name="P6"/>
        <text:list xml:id="list90960796219005" text:continue-numbering="true" text:style-name="Exos">
          <text:list-item>
            <text:p text:style-name="P17"><text:span text:style-name="T4">Soit un rectangle ABCD de centre O.<text:line-break/></text:span><text:span text:style-name="T2">Déterminer par le calcul les coordonnées de O, A, B, C, et D dans le repère </text:span><text:span text:style-name="T2"><draw:frame draw:style-name="fr1" draw:name="Objet15" text:anchor-type="as-char" svg:y="-0.376cm" svg:width="2.08cm" svg:height="0.49cm" draw:z-index="32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">.</text:span></text:p>
          </text:list-item>
        </text:list>
        <text:p text:style-name="P4"/>
        <text:list xml:id="list90960229509311" text:continue-numbering="true" text:style-name="Exos">
          <text:list-item>
            <text:p text:style-name="P17">Soit ABCD un parallélogramme, I le milieu de [AB] et J le milieu de [AD].</text:p>
            <text:list>
              <text:list-item>
                <text:p text:style-name="P29">Déterminer par le calcul les coordonnées de tous les points de la figure, dans <draw:frame draw:style-name="fr1" draw:name="Objet13" text:anchor-type="as-char" svg:y="-0.376cm" svg:width="2.092cm" svg:height="0.49cm" draw:z-index="0"><draw:object xlink:href="./Object 8" xlink:type="simple" xlink:show="embed" xlink:actuate="onLoad"/><draw:image xlink:href="./ObjectReplacements/Object 8" xlink:type="simple" xlink:show="embed" xlink:actuate="onLoad"/></draw:frame>.</text:p>
              </text:list-item>
              <text:list-item>
                <text:p text:style-name="P30"><text:span text:style-name="T4">Même question dans </text:span><text:span text:style-name="T4"><draw:frame draw:style-name="fr1" draw:name="Objet14" text:anchor-type="as-char" svg:y="-0.37cm" svg:width="1.914cm" svg:height="0.485cm" draw:z-index="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">.</text:span></text:p>
              </text:list-item>
            </text:list>
          </text:list-item>
        </text:list>
        <text:p text:style-name="P5"/>
        <text:list xml:id="list90960147957701" text:continue-numbering="true" text:style-name="Exos">
          <text:list-item>
            <text:p text:style-name="P16"><text:span text:style-name="T10">Dans un repère </text:span><text:span text:style-name="T10"><draw:frame draw:style-name="fr1" draw:name="Objet24" text:anchor-type="as-char" svg:y="-0.381cm" svg:width="1.48cm" svg:height="0.517cm" draw:z-index="3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">, on considère les points :<text:line-break/>A(–</text:span><text:span text:style-name="T23">1 ; 2) ; B(3 ; 1) et C(1 ; –2).</text:span></text:p>
          </text:list-item>
        </text:list>
        <text:p text:style-name="P9">Déterminer les coordonnées de M, N et P tels que :</text:p>
        <text:list xml:id="list90959733098310" text:continue-numbering="true" text:style-name="Exos">
          <text:list-item>
            <text:list>
              <text:list-item>
                <text:p text:style-name="P31">ABCM est un parallélogramme</text:p>
              </text:list-item>
              <text:list-item>
                <text:p text:style-name="P31"><draw:frame draw:style-name="fr3" draw:name="Objet26" text:anchor-type="as-char" svg:y="-0.362cm" svg:width="2.473cm" svg:height="0.437cm" draw:z-index="34"><draw:object xlink:href="./Object 27" xlink:type="simple" xlink:show="embed" xlink:actuate="onLoad"/><draw:image xlink:href="./ObjectReplacements/Object 27" xlink:type="simple" xlink:show="embed" xlink:actuate="onLoad"/></draw:frame></text:p>
              </text:list-item>
              <text:list-item>
                <text:p text:style-name="P31">P est le symétrique de A par rapport à B.</text:p>
              </text:list-item>
            </text:list>
          </text:list-item>
          <text:list-item>
            <text:p text:style-name="Exos">Le plan est rapporté au repère orthonormé <draw:frame draw:style-name="fr1" draw:name="Objet12" text:anchor-type="as-char" svg:y="-0.381cm" svg:width="1.48cm" svg:height="0.517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    </text:list-item>
        </text:list>
        <text:p text:style-name="P7">On considère les points A(3; 8), B(−1; 0) et C(−5; 2).</text:p>
        <text:list xml:id="list90958873906746" text:continue-numbering="true" text:style-name="Exos">
          <text:list-item>
            <text:list>
              <text:list-item>
                <text:p text:style-name="P32">Démontrer que ABC est un triangle rectangle.</text:p>
              </text:list-item>
              <text:list-item>
                <text:p text:style-name="P33">Déterminer le centre K et le rayon r du cercle <text:span text:style-name="T19"><draw:path text:anchor-type="as-char" svg:y="-0.252cm" draw:z-index="3" draw:style-name="gr6" draw:text-style-name="P48" svg:width="0.209cm" svg:height="0.26cm" svg:viewBox="0 0 210 261" svg:d="M173 9c8 1 12 3 16 7 3 3 7 6 9 15 3 8 4 11 4 18 0 6-1 17-3 21-1 3-1 5-3 11-4 5-14 21-16 23-3 2-12 12-23 17-10 6-33 16-41 19s-25 3-28 1l-7-3 9-38c5-14 19-34 27-45 9-10 15-21 20-24l17-15c0-2 11-7 19-7zM190 3v2c6 3 12 12 14 16 3 3 6 19 6 28 0 8-3 25-6 30s-5 12-7 16c-3 4-7 10-14 15-6 6-7 7-12 11-4 4-5 5-15 10-11 5-11 6-16 7-5 2-14 5-23 10-8 5-24 4-30 2-5 0-5-1-10-2v11c-2 15 0 14-2 24 0 11 3 23 4 30 2 6 8 19 12 25 5 6 5 6 12 9s11 4 18 4c6 0 12-4 16-5 3-2 13-8 17-11 2-3 7-8 10-10 3-3 7-11 7-14 1-3 2-7 2-10 0-4-2-7-4-9-1-2-3-7-10-10l2-4 12 5c2 2 5 6 7 9 1 3 2 7 2 12 0 4-1 9-1 12 0 4-5 10-6 12-2 2-7 9-10 11-4 2-8 7-11 9-4 3-10 7-14 8-4 2-9 3-14 4-5 0-12 1-17 1-4 0-11 0-18-2s-14-7-22-13c-8-7-12-12-16-19s-5-13-8-21c-3-9-3-19-4-25s0-10 0-15 1-13 1-17c0-5 2-8 2-12l-13-4-12-9-12-16-7-21 2-20 7-19 10-15 9-12 9-7 3 3-14 28c-5 7-7 14-9 25-1 10 2 29 6 33 3 5 8 13 12 16 2 3 7 7 10 9h3l1-4 4-17c1-3 4-11 8-18 3-6 9-18 16-27 6-9 11-14 19-22 9-9 20-19 28-24 9-6 23-13 30-15s27-2 36 2z"><text:p/></draw:path></text:span><text:s/>circonscrit au triangle ABC.</text:p>
              </text:list-item>
              <text:list-item>
                <text:p text:style-name="P33">Déterminer les coordonnées des points d’intersection de <draw:path text:anchor-type="as-char" svg:y="-0.252cm" draw:z-index="4" draw:style-name="gr6" draw:text-style-name="P48" svg:width="0.209cm" svg:height="0.26cm" svg:viewBox="0 0 210 261" svg:d="M173 9c8 1 12 3 16 7 3 3 7 6 9 15 3 8 4 11 4 18 0 6-1 17-3 21-1 3-1 5-3 11-4 5-14 21-16 23-3 2-12 12-23 17-10 6-33 16-41 19s-25 3-28 1l-7-3 9-38c5-14 19-34 27-45 9-10 15-21 20-24l17-15c0-2 11-7 19-7zM190 3v2c6 3 12 12 14 16 3 3 6 19 6 28 0 8-3 25-6 30s-5 12-7 16c-3 4-7 10-14 15-6 6-7 7-12 11-4 4-5 5-15 10-11 5-11 6-16 7-5 2-14 5-23 10-8 5-24 4-30 2-5 0-5-1-10-2v11c-2 15 0 14-2 24 0 11 3 23 4 30 2 6 8 19 12 25 5 6 5 6 12 9s11 4 18 4c6 0 12-4 16-5 3-2 13-8 17-11 2-3 7-8 10-10 3-3 7-11 7-14 1-3 2-7 2-10 0-4-2-7-4-9-1-2-3-7-10-10l2-4 12 5c2 2 5 6 7 9 1 3 2 7 2 12 0 4-1 9-1 12 0 4-5 10-6 12-2 2-7 9-10 11-4 2-8 7-11 9-4 3-10 7-14 8-4 2-9 3-14 4-5 0-12 1-17 1-4 0-11 0-18-2s-14-7-22-13c-8-7-12-12-16-19s-5-13-8-21c-3-9-3-19-4-25s0-10 0-15 1-13 1-17c0-5 2-8 2-12l-13-4-12-9-12-16-7-21 2-20 7-19 10-15 9-12 9-7 3 3-14 28c-5 7-7 14-9 25-1 10 2 29 6 33 3 5 8 13 12 16 2 3 7 7 10 9h3l1-4 4-17c1-3 4-11 8-18 3-6 9-18 16-27 6-9 11-14 19-22 9-9 20-19 28-24 9-6 23-13 30-15s27-2 36 2z"><text:p/></draw:path><text:s/>avec l’axe des ordonnées.</text:p>
              </text:list-item>
            </text:list>
          </text:list-item>
        </text:list>
        <text:p text:style-name="P8"/>
        <text:list xml:id="list90959609711349" text:continue-numbering="true" text:style-name="Exos">
          <text:list-item>
            <text:p text:style-name="Exos">Déterminer les coordonnées des points O, A, B et I ci-dessous sachant que OABC est un carré de centre I et de côté 1.</text:p>
          </text:list-item>
        </text:list>
        <text:p text:style-name="P13"><draw:g text:anchor-type="as-char" draw:z-index="5" draw:style-name="gr1"><draw:line draw:style-name="gr7" draw:text-style-name="P49" svg:x1="0.485cm" svg:y1="0cm" svg:x2="0.485cm" svg:y2="3.971cm"><text:p/></draw:line><draw:polyline draw:style-name="gr8" draw:text-style-name="P49" svg:width="4.253cm" svg:height="0cm" svg:x="0cm" svg:y="2.007cm" svg:viewBox="0 0 4254 0" draw:points="0,0 4254,0 4254,0"><text:p/></draw:polyline><draw:frame draw:style-name="gr9" draw:text-style-name="P50" svg:width="0.124cm" svg:height="0.251cm" svg:x="2.164cm" svg:y="2.05cm"><draw:text-box><text:p text:style-name="P46"><text:span text:style-name="T30">1</text:span></text:p></draw:text-box></draw:frame><draw:line draw:style-name="gr10" draw:text-style-name="P49" svg:x1="2.189cm" svg:y1="2.007cm" svg:x2="2.189cm" svg:y2="2.061cm"><text:p/></draw:line><draw:frame draw:style-name="gr9" draw:text-style-name="P50" svg:width="0.124cm" svg:height="0.251cm" svg:x="3.863cm" svg:y="2.05cm"><draw:text-box><text:p text:style-name="P46"><text:span text:style-name="T30">2</text:span></text:p></draw:text-box></draw:frame><draw:line draw:style-name="gr11" draw:text-style-name="P49" svg:x1="3.894cm" svg:y1="2.007cm" svg:x2="3.894cm" svg:y2="2.061cm"><text:p/></draw:line><draw:frame draw:style-name="gr12" draw:text-style-name="P50" svg:width="0.244cm" svg:height="0.251cm" svg:x="0.194cm" svg:y="3.575cm"><draw:text-box><text:p text:style-name="P46"><text:span text:style-name="T30">–</text:span><text:span text:style-name="T30">1</text:span></text:p></draw:text-box></draw:frame><draw:line draw:style-name="gr13" draw:text-style-name="P49" svg:x1="0.43cm" svg:y1="3.709cm" svg:x2="0.485cm" svg:y2="3.709cm"><text:p/></draw:line><draw:frame draw:style-name="gr14" draw:text-style-name="P51" svg:width="0.214cm" svg:height="0.279cm" svg:x="0.166cm" svg:y="1.998cm"><draw:text-box><text:p text:style-name="P46"><text:span text:style-name="T31">O</text:span></text:p></draw:text-box></draw:frame><draw:frame draw:style-name="gr9" draw:text-style-name="P50" svg:width="0.124cm" svg:height="0.251cm" svg:x="0.284cm" svg:y="0.185cm"><draw:text-box><text:p text:style-name="P46"><text:span text:style-name="T30">1</text:span></text:p></draw:text-box></draw:frame><draw:line draw:style-name="gr15" draw:text-style-name="P49" svg:x1="0.43cm" svg:y1="0.303cm" svg:x2="0.485cm" svg:y2="0.303cm"><text:p/></draw:line><draw:line draw:style-name="gr16" draw:text-style-name="P49" svg:x1="1.69cm" svg:y1="0.801cm" svg:x2="1.69cm" svg:y2="3.211cm"><text:p/></draw:line><draw:line draw:style-name="gr17" draw:text-style-name="P49" svg:x1="0.485cm" svg:y1="2.006cm" svg:x2="1.69cm" svg:y2="0.801cm"><text:p/></draw:line><draw:line draw:style-name="gr18" draw:text-style-name="P49" svg:x1="1.69cm" svg:y1="0.801cm" svg:x2="2.895cm" svg:y2="2.006cm"><text:p/></draw:line><draw:line draw:style-name="gr19" draw:text-style-name="P49" svg:x1="2.895cm" svg:y1="2.007cm" svg:x2="1.69cm" svg:y2="3.212cm"><text:p/></draw:line><draw:line draw:style-name="gr20" draw:text-style-name="P49" svg:x1="1.69cm" svg:y1="3.212cm" svg:x2="0.485cm" svg:y2="2.007cm"><text:p/></draw:line><draw:frame draw:style-name="gr21" draw:text-style-name="P52" svg:width="0.239cm" svg:height="0.408cm" svg:x="1.593cm" svg:y="0.471cm"><draw:text-box><text:p text:style-name="P46"><text:span text:style-name="T32">A</text:span></text:p></draw:text-box></draw:frame><draw:frame draw:style-name="gr22" draw:text-style-name="P51" svg:width="0.26cm" svg:height="0.408cm" svg:x="1.582cm" svg:y="3.263cm"><draw:text-box><text:p text:style-name="P46"><text:span text:style-name="T31">C</text:span></text:p></draw:text-box></draw:frame><draw:frame draw:style-name="gr23" draw:text-style-name="P52" svg:width="0.239cm" svg:height="0.408cm" svg:x="2.91cm" svg:y="1.997cm"><draw:text-box><text:p text:style-name="P46"><text:span text:style-name="T32">B</text:span></text:p></draw:text-box></draw:frame><draw:frame draw:style-name="gr24" draw:text-style-name="P52" svg:width="0.103cm" svg:height="0.408cm" svg:x="1.55cm" svg:y="1.997cm"><draw:text-box><text:p text:style-name="P46"><text:span text:style-name="T32">I</text:span></text:p></draw:text-box></draw:frame></draw:g></text:p>
        <text:p text:style-name="P34"/>
        <text:list xml:id="list90959241275639" text:continue-numbering="true" text:style-name="Exos">
          <text:list-item>
            <text:p text:style-name="Exos">Soit ABCD un quadrilatère quelconque non aplati. On note E, <text:span text:style-name="T20">F, G et H les milieux respectifs des segments [AB], [BC], [CD] et [DA]. Le but de l’exercice est de montrer que EFGH est un parallélogramme de deux façons différentes.</text:span></text:p>
            <text:list>
              <text:list-item>
                <text:p text:style-name="P40"><text:span text:style-name="T27">a)<text:tab/></text:span>Justifier que <draw:frame draw:style-name="fr4" draw:name="Objet17" text:anchor-type="as-char" svg:y="-0.362cm" svg:width="2.113cm" svg:height="0.462cm" draw:z-index="26"><draw:object xlink:href="./Object 18" xlink:type="simple" xlink:show="embed" xlink:actuate="onLoad"/><draw:image xlink:href="./ObjectReplacements/Object 18" xlink:type="simple" xlink:show="embed" xlink:actuate="onLoad"/></draw:frame><text:s/>est un repère du plan, puis donner les coordonnées de A, B, D, E et H dans ce repère.</text:p>
                <text:list>
                  <text:list-item>
                    <text:p text:style-name="P25"><text:span text:style-name="T27">On pose C(</text:span><text:span text:style-name="T18">a</text:span><text:span text:style-name="T27"> ; </text:span><text:span text:style-name="T18">b</text:span><text:span text:style-name="T27">). Déterminer les coordonnées de F et G en fonction de a et b.</text:span></text:p>
                  </text:list-item>
                  <text:list-item>
                    <text:p text:style-name="P35">En déduire que EFGH est un parallélogramme.</text:p>
                  </text:list-item>
                </text:list>
              </text:list-item>
              <text:list-item>
                <text:p text:style-name="P35">Sans se placer dans un repère, mais à l’aide d’une configuration du plan, démontrer que EFGH est un parallélogramme. </text:p>
              </text:list-item>
            </text:list>
          </text:list-item>
        </text:list>
        <text:p text:style-name="P14"/>
        <text:list xml:id="list90959996545244" text:continue-numbering="true" text:style-name="Exos">
          <text:list-item>
            <text:p text:style-name="P41"><text:span text:style-name="T21">Dans un repère orthonormé </text:span><text:span text:style-name="T21"><draw:frame draw:style-name="fr1" draw:name="Objet18" text:anchor-type="as-char" svg:y="-0.381cm" svg:width="1.48cm" svg:height="0.517cm" draw:z-index="2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1">, on donne les points : A(−2 ; 3), B(1 ; −1), C(9 ; 5) et K(7/2 ; 4).</text:span></text:p>
            <text:list>
              <text:list-item>
                <text:p text:style-name="P37">Que représente K pour le segment [AC] ?</text:p>
              </text:list-item>
              <text:list-item>
                <text:p text:style-name="P37">Soit D le point image de C par la translation de vecteur <draw:frame draw:style-name="fr4" draw:name="Objet19" text:anchor-type="as-char" svg:y="-0.356cm" svg:width="0.723cm" svg:height="0.432cm" draw:z-index="28"><draw:object xlink:href="./Object 19" xlink:type="simple" xlink:show="embed" xlink:actuate="onLoad"/><draw:image xlink:href="./ObjectReplacements/Object 19" xlink:type="simple" xlink:show="embed" xlink:actuate="onLoad"/></draw:frame>.</text:p>
                <text:list>
                  <text:list-item>
                    <text:p text:style-name="P37">Déterminer la nature précise du quadrilatère KCDB.</text:p>
                  </text:list-item>
                  <text:list-item>
                    <text:p text:style-name="P37">Calculer les coordonnées du point D.</text:p>
                  </text:list-item>
                </text:list>
              </text:list-item>
              <text:list-item>
                <text:p text:style-name="P37">Soit E le point d’intersection des droites (AB) et (CD). Démontrer que D est le milieu du segment [EC]. </text:p>
              </text:list-item>
            </text:list>
          </text:list-item>
        </text:list>
        <text:p text:style-name="P14"/>
        <text:list xml:id="list90959882133829" text:continue-numbering="true" text:style-name="Exos">
          <text:list-item>
            <text:p text:style-name="Exos">Dans un repère orthonormé, on considère les points A(<text:span text:style-name="T16">a</text:span> ; <text:span text:style-name="T16">b</text:span>) et B(–<text:span text:style-name="T16">b</text:span> ; <text:span text:style-name="T16">a</text:span>) avec <text:span text:style-name="T16">a</text:span> et <text:span text:style-name="T16">b</text:span> deux nombres réels.</text:p>
            <text:list>
              <text:list-item>
                <text:p text:style-name="P26"><text:span text:style-name="T24">Sur une même figure placer :<text:line-break/>A</text:span><text:span text:style-name="T25">1</text:span><text:span text:style-name="T24"> et B</text:span><text:span text:style-name="T25">1</text:span><text:span text:style-name="T24"> obtenus dans le cas ou </text:span><text:span text:style-name="T17">a</text:span><text:span text:style-name="T26"> = 1 et </text:span><text:span text:style-name="T17">b</text:span><text:span text:style-name="T26"> = 3<text:line-break/>puis <text:s/>A</text:span><text:span text:style-name="T25">2</text:span><text:span text:style-name="T24"> et B</text:span><text:span text:style-name="T25">2</text:span><text:span text:style-name="T24"> obtenus dans le cas ou </text:span><text:span text:style-name="T17">a</text:span><text:span text:style-name="T26"> = 1 et </text:span><text:span text:style-name="T17">b</text:span><text:span text:style-name="T26"> = –2</text:span></text:p>
              </text:list-item>
              <text:list-item>
                <text:p text:style-name="P38">Dans cette question <text:span text:style-name="T16">a</text:span> et <text:span text:style-name="T16">b</text:span> sont quelconques.<text:line-break/>Exprimer les distances OA, OB et AB en fonction de <text:span text:style-name="T16">a</text:span> et <text:span text:style-name="T16">b</text:span>, puis en déduire la nature du triangle OAB.</text:p>
              </text:list-item>
            </text:list>
          </text:list-item>
        </text:list>
        <text:p text:style-name="P15"/>
        <text:list xml:id="list90958853491996" text:continue-numbering="true" text:style-name="Exos">
          <text:list-item>
            <text:p text:style-name="P20">Dans un repère orthonormé <draw:frame draw:style-name="fr1" draw:name="Objet21" text:anchor-type="as-char" svg:y="-0.381cm" svg:width="1.48cm" svg:height="0.517cm" draw:z-index="29"><draw:object xlink:href="./Object 20" xlink:type="simple" xlink:show="embed" xlink:actuate="onLoad"/><draw:image xlink:href="./ObjectReplacements/Object 20" xlink:type="simple" xlink:show="embed" xlink:actuate="onLoad"/><svg:desc>formule</svg:desc></draw:frame>, on considère les points : <text:span text:style-name="T22">A(−2 ; 3), B(−3 ; 1) et C(4 ; 0). Soit H le pied de la hauteur issue de A dans le triangle ABC.</text:span></text:p>
          </text:list-item>
        </text:list>
        <text:p text:style-name="P21"><text:span text:style-name="T22">Déterminer la longueur AH. (On pourra calculer</text:span><text:span text:style-name="T22"><draw:frame draw:style-name="fr5" draw:name="Objet22" text:anchor-type="as-char" svg:y="-0.356cm" svg:width="1.397cm" svg:height="0.432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de deux façons différentes.)</text:span></text:p>
        <text:p text:style-name="P39"/>
        <text:list xml:id="list90958849955135" text:continue-numbering="true" text:style-name="Exos">
          <text:list-item>
            <text:p text:style-name="P22">Dans un repère orthonormé <draw:frame draw:style-name="fr1" draw:name="Objet16" text:anchor-type="as-char" svg:y="-0.381cm" svg:width="1.48cm" svg:height="0.517cm" draw:z-index="35"><draw:object xlink:href="./Object 15" xlink:type="simple" xlink:show="embed" xlink:actuate="onLoad"/><draw:image xlink:href="./ObjectReplacements/Object 15" xlink:type="simple" xlink:show="embed" xlink:actuate="onLoad"/><svg:desc>formule</svg:desc></draw:frame>, on donne les points P(1 ; 3) et R(−2 ; 4).</text:p>
          </text:list-item>
        </text:list>
        <text:p text:style-name="P36">Déterminer les coordonnées possibles du point M tel que le triangle PRM soit rectangle et isocèle en P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35" draw:display-name="Dashed (var) 235" draw:style="rect" draw:dots1="1" draw:dots1-length="0.006cm" draw:dots2="1" draw:dots2-length="0.006cm" draw:distance="0.006cm"/>
    <draw:stroke-dash draw:name="Dashed_20__28_var_29__20_236" draw:display-name="Dashed (var) 236" draw:style="rect" draw:dots1="1" draw:dots1-length="0.006cm" draw:dots2="1" draw:dots2-length="0.006cm" draw:distance="0.006cm"/>
    <draw:stroke-dash draw:name="Dashed_20__28_var_29__20_237" draw:display-name="Dashed (var) 237" draw:style="rect" draw:dots1="1" draw:dots1-length="0.006cm" draw:dots2="1" draw:dots2-length="0.006cm" draw:distance="0.006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5" draw:display-name="Dashed (var) 245" draw:style="rect" draw:dots1="1" draw:dots1-length="0.003cm" draw:dots2="1" draw:dots2-length="0.003cm" draw:distance="0.003cm"/>
    <draw:stroke-dash draw:name="Dashed_20__28_var_29__20_246" draw:display-name="Dashed (var) 246" draw:style="rect" draw:dots1="1" draw:dots1-length="0.003cm" draw:dots2="1" draw:dots2-length="0.003cm" draw:distance="0.003cm"/>
    <draw:stroke-dash draw:name="Dashed_20__28_var_29__20_247" draw:display-name="Dashed (var) 247" draw:style="rect" draw:dots1="1" draw:dots1-length="0.003cm" draw:dots2="1" draw:dots2-length="0.003cm" draw:distance="0.003cm"/>
    <draw:stroke-dash draw:name="Dashed_20__28_var_29__20_248" draw:display-name="Dashed (var) 248" draw:style="rect" draw:dots1="1" draw:dots1-length="0.003cm" draw:dots2="1" draw:dots2-length="0.003cm" draw:distance="0.003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50" draw:display-name="Dashed (var) 250" draw:style="rect" draw:dots1="1" draw:dots1-length="0.003cm" draw:dots2="1" draw:dots2-length="0.003cm" draw:distance="0.003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2" draw:display-name="Dashed (var) 252" draw:style="rect" draw:dots1="1" draw:dots1-length="0.003cm" draw:dots2="1" draw:dots2-length="0.003cm" draw:distance="0.003cm"/>
    <draw:stroke-dash draw:name="Dashed_20__28_var_29__20_253" draw:display-name="Dashed (var) 253" draw:style="rect" draw:dots1="1" draw:dots1-length="0.003cm" draw:dots2="1" draw:dots2-length="0.003cm" draw:distance="0.003cm"/>
    <draw:stroke-dash draw:name="Dashed_20__28_var_29__20_254" draw:display-name="Dashed (var) 254" draw:style="rect" draw:dots1="1" draw:dots1-length="0.003cm" draw:dots2="1" draw:dots2-length="0.003cm" draw:distance="0.003cm"/>
    <draw:stroke-dash draw:name="Dashed_20__28_var_29__20_255" draw:display-name="Dashed (var) 255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cm"/>
      </text:list-level-style-number>
      <text:list-level-style-number text:level="3" text:style-name="Numbering_20_Symbols" style:num-suffix=")" style:num-format="a">
        <style:list-level-properties text:space-before="0.401cm" text:min-label-width="0.4cm"/>
      </text:list-level-style-number>
      <text:list-level-style-bullet text:level="4" text:style-name="Bullet_20_Symbols" text:bullet-char="•">
        <style:list-level-properties text:space-before="2.54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Windows_X86_64 LibreOffice_project/5896ab1714085361c45cf540f76f60673dd96a72</meta:generator>
    <meta:initial-creator>Fontanet</meta:initial-creator>
    <meta:creation-date>2006-04-06T23:12:00</meta:creation-date>
    <dc:date>2020-02-06T09:09:58.221000000</dc:date>
    <meta:print-date>2014-01-24T22:58:46.177000000</meta:print-date>
    <dc:language>fr-FR</dc:language>
    <meta:editing-cycles>170</meta:editing-cycles>
    <meta:editing-duration>PT14H48M27S</meta:editing-duration>
    <meta:document-statistic meta:table-count="0" meta:image-count="0" meta:object-count="31" meta:page-count="1" meta:paragraph-count="46" meta:word-count="776" meta:character-count="3615" meta:non-whitespace-character-count="28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11/content.xml><?xml version="1.0" encoding="utf-8"?>
<math xmlns="http://www.w3.org/1998/Math/MathML" display="block">
  <semantics>
    <mrow>
      <mover accent="true">
        <mtext>AG</mtext>
        <mo stretchy="true">⃗</mo>
      </mover>
      <mrow>
        <mo fence="true" stretchy="true">(</mo>
        <mrow>
          <mtable>
            <mtr>
              <mtd>
                <mn>0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 widevec {"AG"} left( matrix{0##2} right)</annotation>
  </semantics>
</math>
</file>

<file path=Object 12/content.xml><?xml version="1.0" encoding="utf-8"?>
<math xmlns="http://www.w3.org/1998/Math/MathML" display="block">
  <semantics>
    <mrow>
      <mover accent="true">
        <mtext>CH</mtext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widevec {"CH"} left(matrix{-2##1}right)</annotation>
  </semantics>
</math>
</file>

<file path=Object 13/content.xml><?xml version="1.0" encoding="utf-8"?>
<math xmlns="http://www.w3.org/1998/Math/MathML" display="block">
  <semantics>
    <mrow>
      <mover accent="true">
        <mtext>DI</mtext>
        <mo stretchy="true">⃗</mo>
      </mover>
      <mo stretchy="false">=</mo>
      <mover accent="true">
        <mtext>AC</mtext>
        <mo stretchy="true">⃗</mo>
      </mover>
    </mrow>
    <annotation encoding="StarMath 5.0"> widevec {"DI"}= widevec {"AC"}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text>O</mtext>
          <mtext>;</mtext>
          <mover accent="true">
            <mtext>i</mtext>
            <mo stretchy="false">⃗</mo>
          </mover>
          <mtext>;</mtext>
          <mover accent="true">
            <mtext>j</mtext>
            <mo stretchy="false">⃗</mo>
          </mover>
        </mrow>
      </mrow>
      <mo fence="true" stretchy="false">)</mo>
    </mrow>
    <annotation encoding="StarMath 5.0">("O" ";"  vec {"i"} ";" vec {"j"}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text>O;</mtext>
          <mover accent="true">
            <mtext>AO</mtext>
            <mo stretchy="true">⃗</mo>
          </mover>
          <mtext>;</mtext>
          <mover accent="true">
            <mtext>AB</mtext>
            <mo stretchy="true">⃗</mo>
          </mover>
        </mrow>
      </mrow>
      <mo fence="true" stretchy="false">)</mo>
    </mrow>
    <annotation encoding="StarMath 5.0">( "O;" widevec {"AO"} ";" widevec {"AB"})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text>A</mtext>
          <mstyle mathvariant="normal">
            <mi mathvariant="normal">;</mi>
          </mstyle>
          <mover accent="true">
            <mtext>AB</mtext>
            <mo stretchy="true">⃗</mo>
          </mover>
          <mtext>;</mtext>
          <mover accent="true">
            <mtext>AD</mtext>
            <mo stretchy="true">⃗</mo>
          </mover>
        </mrow>
      </mrow>
      <mo fence="true" stretchy="false">)</mo>
    </mrow>
    <annotation encoding="StarMath 5.0">( "A" nitalic;   widevec {"AB"} ";"  widevec {"AD"})</annotation>
  </semantics>
</math>
</file>

<file path=Object 19/content.xml><?xml version="1.0" encoding="utf-8"?>
<math xmlns="http://www.w3.org/1998/Math/MathML" display="block">
  <semantics>
    <mover accent="true">
      <mtext>KB</mtext>
      <mo stretchy="true">⃗</mo>
    </mover>
    <annotation encoding="StarMath 5.0"> widevec {"KB"}</annotation>
  </semantics>
</math>
</file>

<file path=Object 2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21/content.xml><?xml version="1.0" encoding="utf-8"?>
<math xmlns="http://www.w3.org/1998/Math/MathML" display="block">
  <semantics>
    <mrow>
      <mtext>sin</mtext>
      <mover accent="true">
        <mtext>ACB</mtext>
        <mo stretchy="true">^</mo>
      </mover>
    </mrow>
    <annotation encoding="StarMath 5.0">"sin" widehat{"ACB"}</annotation>
  </semantics>
</math>
</file>

<file path=Object 23/content.xml><?xml version="1.0" encoding="utf-8"?>
<math xmlns="http://www.w3.org/1998/Math/MathML" display="block">
  <semantics>
    <mrow>
      <mover accent="true">
        <mtext>CE</mtext>
        <mo stretchy="true">⃗</mo>
      </mover>
      <mo stretchy="false">=</mo>
      <mover accent="true">
        <mtext>BD</mtext>
        <mo stretchy="true">⃗</mo>
      </mover>
    </mrow>
    <annotation encoding="StarMath 5.0"> widevec {"CE"}= widevec {"BD"}</annotation>
  </semantics>
</math>
</file>

<file path=Object 24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25/content.xml><?xml version="1.0" encoding="utf-8"?>
<math xmlns="http://www.w3.org/1998/Math/MathML" display="block">
  <semantics>
    <mover accent="true">
      <mtext>BE</mtext>
      <mo stretchy="true">⃗</mo>
    </mover>
    <annotation encoding="StarMath 5.0"> widevec {"BE"}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text>i</mtext>
            <mo stretchy="false">⃗</mo>
          </mover>
          <mstyle mathvariant="normal">
            <mi mathvariant="normal">;</mi>
          </mstyle>
          <mover accent="true">
            <mtext>j</mtext>
            <mo stretchy="false">⃗</mo>
          </mover>
        </mrow>
      </mrow>
      <mo fence="true" stretchy="false">)</mo>
    </mrow>
    <annotation encoding="StarMath 5.0">(nitalic "O" nitalic  nitalic;  vec {"i"} nitalic ; vec {"j"})</annotation>
  </semantics>
</math>
</file>

<file path=Object 27/content.xml><?xml version="1.0" encoding="utf-8"?>
<math xmlns="http://www.w3.org/1998/Math/MathML" display="block">
  <semantics>
    <mrow>
      <mrow>
        <mrow>
          <mo stretchy="false">−</mo>
          <mover accent="true">
            <mtext>AN</mtext>
            <mo stretchy="true">⃗</mo>
          </mover>
        </mrow>
        <mo stretchy="false">+</mo>
        <mn>3</mn>
      </mrow>
      <mrow>
        <mover accent="true">
          <mtext>BN</mtext>
          <mo stretchy="true">⃗</mo>
        </mover>
        <mo stretchy="false">=</mo>
        <mover accent="true">
          <mn>0</mn>
          <mo stretchy="false">⃗</mo>
        </mover>
      </mrow>
    </mrow>
    <annotation encoding="StarMath 5.0">- widevec {"AN"}+{3} widevec {"BN"}= vec {0}</annotation>
  </semantics>
</math>
</file>

<file path=Object 3/content.xml><?xml version="1.0" encoding="utf-8"?>
<math xmlns="http://www.w3.org/1998/Math/MathML" display="block">
  <semantics>
    <mrow>
      <mrow>
        <mover accent="true">
          <mtext>AM</mtext>
          <mo stretchy="true">⃗</mo>
        </mover>
        <mo stretchy="false">=</mo>
        <mn>3</mn>
      </mrow>
      <mrow>
        <mover accent="true">
          <mtext>i</mtext>
          <mo stretchy="false">⃗</mo>
        </mover>
        <mo stretchy="false">−</mo>
        <mover accent="true">
          <mtext>j</mtext>
          <mo stretchy="true">⃗</mo>
        </mover>
      </mrow>
    </mrow>
    <annotation encoding="StarMath 5.0"> widevec {"AM"}={3} vec {"i"}- widevec {"j"}</annotation>
  </semantics>
</math>
</file>

<file path=Object 31/content.xml><?xml version="1.0" encoding="utf-8"?>
<math xmlns="http://www.w3.org/1998/Math/MathML" display="block">
  <semantics>
    <mover accent="true">
      <mtext>DI</mtext>
      <mo stretchy="true">⃗</mo>
    </mover>
    <annotation encoding="StarMath 5.0"> widevec {"DI"}</annotation>
  </semantics>
</math>
</file>

<file path=Object 32/content.xml><?xml version="1.0" encoding="utf-8"?>
<math xmlns="http://www.w3.org/1998/Math/MathML" display="block">
  <semantics>
    <mover accent="true">
      <mtext>IC</mtext>
      <mo stretchy="true">⃗</mo>
    </mover>
    <annotation encoding="StarMath 5.0"> widevec {"IC"}</annotation>
  </semantics>
</math>
</file>

<file path=Object 34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39/content.xml><?xml version="1.0" encoding="utf-8"?>
<math xmlns="http://www.w3.org/1998/Math/MathML" display="block">
  <semantics>
    <mover accent="true">
      <mtext>AC</mtext>
      <mo stretchy="true">⃗</mo>
    </mover>
    <annotation encoding="StarMath 5.0"> widevec {"AC"}</annotation>
  </semantics>
</math>
</file>

<file path=Object 4/content.xml><?xml version="1.0" encoding="utf-8"?>
<math xmlns="http://www.w3.org/1998/Math/MathML" display="block">
  <semantics>
    <mrow>
      <mrow>
        <mover accent="true">
          <mtext>BN</mtext>
          <mo stretchy="true">⃗</mo>
        </mover>
        <mo stretchy="false">=</mo>
        <mrow>
          <mrow>
            <mo stretchy="false">−</mo>
            <mover accent="true">
              <mtext>i</mtext>
              <mo stretchy="false">⃗</mo>
            </mover>
          </mrow>
          <mo stretchy="false">−</mo>
          <mn>3</mn>
        </mrow>
      </mrow>
      <mover accent="true">
        <mtext>j</mtext>
        <mo stretchy="false">⃗</mo>
      </mover>
    </mrow>
    <annotation encoding="StarMath 5.0"> widevec {"BN"}=- vec {"i"}-{3} vec {"j"}</annotation>
  </semantics>
</math>
</file>

<file path=Object 5/content.xml><?xml version="1.0" encoding="utf-8"?>
<math xmlns="http://www.w3.org/1998/Math/MathML" display="block">
  <semantics>
    <mrow>
      <mrow>
        <mover accent="true">
          <mtext>CP</mtext>
          <mo stretchy="true">⃗</mo>
        </mover>
        <mo stretchy="false">=</mo>
        <mrow>
          <mo stretchy="false">−</mo>
          <mn>3</mn>
        </mrow>
      </mrow>
      <mrow>
        <mover accent="true">
          <mtext>i</mtext>
          <mo stretchy="false">⃗</mo>
        </mover>
        <mo stretchy="false">+</mo>
        <mover accent="true">
          <mtext>j</mtext>
          <mo stretchy="true">⃗</mo>
        </mover>
      </mrow>
    </mrow>
    <annotation encoding="StarMath 5.0"> widevec {"CP"}=-{3} vec {"i"}+ widevec {"j"}</annotation>
  </semantics>
</math>
</file>

<file path=Object 58/content.xml><?xml version="1.0" encoding="utf-8"?>
<math xmlns="http://www.w3.org/1998/Math/MathML" display="block">
  <semantics>
    <mrow>
      <mo fence="true" stretchy="false">(</mo>
      <mrow>
        <mrow>
          <mtext>A;</mtext>
          <mover accent="true">
            <mtext>AC</mtext>
            <mo stretchy="true">⃗</mo>
          </mover>
          <mtext>;</mtext>
          <mover accent="true">
            <mtext>AB</mtext>
            <mo stretchy="true">⃗</mo>
          </mover>
        </mrow>
      </mrow>
      <mo fence="true" stretchy="false">)</mo>
    </mrow>
    <annotation encoding="StarMath 5.0">( "A;" widevec {"AC"} ";" widevec {"AB"})</annotation>
  </semantics>
</math>
</file>

<file path=Object 6/content.xml><?xml version="1.0" encoding="utf-8"?>
<math xmlns="http://www.w3.org/1998/Math/MathML" display="block">
  <semantics>
    <mrow>
      <mrow>
        <mover accent="true">
          <mtext>DQ</mtext>
          <mo stretchy="true">⃗</mo>
        </mover>
        <mo stretchy="false">=</mo>
        <mn>3</mn>
      </mrow>
      <mrow>
        <mover accent="true">
          <mtext>i</mtext>
          <mo stretchy="false">⃗</mo>
        </mover>
        <mo stretchy="false">+</mo>
        <mn>5</mn>
      </mrow>
      <mover accent="true">
        <mtext>j</mtext>
        <mo stretchy="false">⃗</mo>
      </mover>
    </mrow>
    <annotation encoding="StarMath 5.0"> widevec {"DQ"}={3} vec {"i"}+{5} vec {"j"}</annotation>
  </semantics>
</math>
</file>

<file path=Object 7/content.xml><?xml version="1.0" encoding="utf-8"?>
<math xmlns="http://www.w3.org/1998/Math/MathML" display="block">
  <semantics>
    <mover accent="true">
      <mtext>AD</mtext>
      <mo stretchy="true">⃗</mo>
    </mover>
    <annotation encoding="StarMath 5.0"> widevec {"AD"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text>A;</mtext>
          <mover accent="true">
            <mtext>AB</mtext>
            <mo stretchy="true">⃗</mo>
          </mover>
          <mtext>;</mtext>
          <mover accent="true">
            <mtext>AD</mtext>
            <mo stretchy="true">⃗</mo>
          </mover>
        </mrow>
      </mrow>
      <mo fence="true" stretchy="false">)</mo>
    </mrow>
    <annotation encoding="StarMath 5.0">( "A;"  widevec {"AB"} ";" widevec {"AD"}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text>B;</mtext>
          <mover accent="true">
            <mtext>BI</mtext>
            <mo stretchy="true">⃗</mo>
          </mover>
          <mtext>;</mtext>
          <mover accent="true">
            <mtext>BD</mtext>
            <mo stretchy="true">⃗</mo>
          </mover>
        </mrow>
      </mrow>
      <mo fence="true" stretchy="false">)</mo>
    </mrow>
    <annotation encoding="StarMath 5.0">( "B;"  widevec {"BI"} ";"  widevec {"BD"})</annotation>
  </semantics>
</math>
</file>